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fo:font-size="12pt" fo:font-weight="normal" officeooo:rsid="0030d174" officeooo:paragraph-rsid="00195a01" style:font-size-asian="10.5pt" style:font-weight-asian="normal" style:font-size-complex="12pt" style:font-weight-complex="normal"/>
    </style:style>
    <style:style style:name="P2" style:family="paragraph" style:parent-style-name="Text_20_body">
      <style:paragraph-properties fo:text-align="start" style:justify-single-word="false"/>
      <style:text-properties fo:font-size="12pt" fo:font-weight="normal" officeooo:rsid="00212aa4" officeooo:paragraph-rsid="00195a01" style:font-size-asian="10.5pt" style:font-weight-asian="normal" style:font-size-complex="12pt" style:font-weight-complex="normal"/>
    </style:style>
    <style:style style:name="P3" style:family="paragraph" style:parent-style-name="Heading_20_3">
      <style:paragraph-properties fo:text-align="start" style:justify-single-word="false"/>
      <style:text-properties fo:font-size="12pt" fo:font-weight="normal" officeooo:rsid="00212aa4" officeooo:paragraph-rsid="00195a01"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rsid="0030d174" officeooo:paragraph-rsid="00195a01" style:font-size-asian="10.5pt" style:font-weight-asian="normal" style:font-size-complex="12pt" style:font-weight-complex="normal"/>
    </style:style>
    <style:style style:name="P5" style:family="paragraph" style:parent-style-name="Standard">
      <style:paragraph-properties fo:text-align="center" style:justify-single-word="false"/>
      <style:text-properties fo:font-size="18pt" style:text-underline-style="solid" style:text-underline-width="auto" style:text-underline-color="font-color" fo:font-weight="bold" officeooo:rsid="00304e92" officeooo:paragraph-rsid="00195a01" style:font-size-asian="18pt" style:font-weight-asian="bold" style:font-size-complex="18pt" style:font-weight-complex="bold"/>
    </style:style>
    <style:style style:name="P6" style:family="paragraph" style:parent-style-name="Heading_20_3">
      <style:paragraph-properties fo:text-align="start" style:justify-single-word="false"/>
      <style:text-properties fo:font-size="12pt" fo:font-weight="bold" officeooo:rsid="0030d174" officeooo:paragraph-rsid="00195a01" style:font-size-asian="10.5pt" style:font-weight-asian="bold" style:font-size-complex="12pt" style:font-weight-complex="bold"/>
    </style:style>
    <style:style style:name="P7" style:family="paragraph" style:parent-style-name="Heading_20_3">
      <style:text-properties officeooo:paragraph-rsid="00195a01"/>
    </style:style>
    <style:style style:name="P8" style:family="paragraph" style:parent-style-name="Heading_20_3">
      <style:text-properties fo:font-weight="bold" officeooo:paragraph-rsid="00195a01" style:font-weight-asian="bold" style:font-weight-complex="bold"/>
    </style:style>
    <style:style style:name="P9" style:family="paragraph" style:parent-style-name="Text_20_body" style:list-style-name="L1">
      <style:text-properties officeooo:paragraph-rsid="00195a01"/>
    </style:style>
    <style:style style:name="P10" style:family="paragraph" style:parent-style-name="Text_20_body" style:list-style-name="L2"/>
    <style:style style:name="P11" style:family="paragraph" style:parent-style-name="Text_20_body">
      <style:paragraph-properties fo:text-align="start" style:justify-single-word="false"/>
      <style:text-properties fo:font-size="12pt" fo:font-weight="normal" officeooo:rsid="0030d174" officeooo:paragraph-rsid="00195a01" style:font-size-asian="10.5pt" style:font-weight-asian="normal" style:font-size-complex="12pt" style:font-weight-complex="normal"/>
    </style:style>
    <style:style style:name="P12" style:family="paragraph" style:parent-style-name="Text_20_body">
      <style:paragraph-properties fo:text-align="start" style:justify-single-word="false"/>
      <style:text-properties fo:font-size="12pt" fo:font-weight="bold" officeooo:rsid="0030d174" officeooo:paragraph-rsid="00195a01" style:font-size-asian="10.5pt" style:font-weight-asian="bold" style:font-size-complex="12pt" style:font-weight-complex="bold"/>
    </style:style>
    <style:style style:name="P13" style:family="paragraph" style:parent-style-name="Text_20_body">
      <style:text-properties officeooo:paragraph-rsid="00195a01"/>
    </style:style>
    <style:style style:name="P14" style:family="paragraph" style:parent-style-name="Text_20_body">
      <style:text-properties fo:font-weight="bold" officeooo:paragraph-rsid="00195a01" style:font-weight-asian="bold" style:font-weight-complex="bold"/>
    </style:style>
    <style:style style:name="P15" style:family="paragraph" style:parent-style-name="Text_20_body" style:list-style-name="L3"/>
    <style:style style:name="P16" style:family="paragraph" style:parent-style-name="Text_20_body" style:list-style-name="L4"/>
    <style:style style:name="P17" style:family="paragraph" style:parent-style-name="Text_20_body" style:list-style-name="L5"/>
    <style:style style:name="P18" style:family="paragraph" style:parent-style-name="Text_20_body" style:list-style-name="L6"/>
    <style:style style:name="P19" style:family="paragraph" style:parent-style-name="Text_20_body" style:list-style-name="L1">
      <style:paragraph-properties fo:margin-top="0cm" fo:margin-bottom="0cm" loext:contextual-spacing="false"/>
      <style:text-properties officeooo:paragraph-rsid="00195a01"/>
    </style:style>
    <style:style style:name="P20" style:family="paragraph" style:parent-style-name="Text_20_body" style:list-style-name="L2">
      <style:paragraph-properties fo:margin-top="0cm" fo:margin-bottom="0cm" loext:contextual-spacing="false"/>
    </style:style>
    <style:style style:name="P21" style:family="paragraph" style:parent-style-name="Text_20_body" style:list-style-name="L3">
      <style:paragraph-properties fo:margin-top="0cm" fo:margin-bottom="0cm" loext:contextual-spacing="false"/>
    </style:style>
    <style:style style:name="P22" style:family="paragraph" style:parent-style-name="Text_20_body" style:list-style-name="L4">
      <style:paragraph-properties fo:margin-top="0cm" fo:margin-bottom="0cm" loext:contextual-spacing="false"/>
    </style:style>
    <style:style style:name="P23" style:family="paragraph" style:parent-style-name="Text_20_body" style:list-style-name="L5">
      <style:paragraph-properties fo:margin-top="0cm" fo:margin-bottom="0cm" loext:contextual-spacing="false"/>
    </style:style>
    <style:style style:name="P24" style:family="paragraph" style:parent-style-name="Text_20_body" style:list-style-name="L6">
      <style:paragraph-properties fo:margin-top="0cm" fo:margin-bottom="0cm" loext:contextual-spacing="false"/>
    </style:style>
    <style:style style:name="T1" style:family="text">
      <style:text-properties fo:font-style="italic"/>
    </style:style>
    <style:style style:name="T2" style:family="text">
      <style:text-properties officeooo:rsid="0030d174"/>
    </style:style>
    <style:style style:name="T3" style:family="text">
      <style:text-properties fo:font-weight="bol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Pragmatique</text:p>
      <text:p text:style-name="P5"/>
      <text:p text:style-name="P1"><text:a xlink:type="simple" xlink:href="https://fr.wikipedia.org/wiki/Pragmatique" text:style-name="Internet_20_link" text:visited-style-name="Visited_20_Internet_20_Link">https://fr.wikipedia.org/wiki/Pragmatique</text:a>_ (linguistique)</text:p>
      <text:p text:style-name="P1"/>
      <text:p text:style-name="P1"/>
      <text:h text:style-name="P6" text:outline-level="3"><text:bookmark text:name="Contexte_et_cotexte"/>Contexte et cotexte</text:h>
      <text:p text:style-name="Text_20_body">Deux notions sont à distinguer en pragmatique : Le <text:span text:style-name="T1">contexte</text:span> et le <text:span text:style-name="T1">cotexte</text:span> (ou <text:span text:style-name="T1">co-texte</text:span>).</text:p>
      <text:p text:style-name="Text_20_body">Le <text:a xlink:type="simple" xlink:href="https://fr.wikipedia.org/wiki/Contexte" text:style-name="Internet_20_link" text:visited-style-name="Visited_20_Internet_20_Link"><text:span text:style-name="T1">contexte</text:span></text:a> englobe tout ce qui est extérieur du langage et qui, pourtant, fait partie d'une situation d'énonciation. Dans le cadre du contexte, on englobe tous les éléments comme le cadre spatio-temporel, l'âge, le sexe des/du locuteur(s), le moment d'énonciation, le statut social des énonciateurs etc. Nombre de ces marques contextuelles sont inscrites dans le discours, et font intégralement partie de la <text:a xlink:type="simple" xlink:href="https://fr.wikipedia.org/wiki/Déixis" text:style-name="Internet_20_link" text:visited-style-name="Visited_20_Internet_20_Link">déixis</text:a>. Ce sont, comme on les appelle, des <text:a xlink:type="simple" xlink:href="https://fr.wikipedia.org/wiki/Déictique" text:style-name="Internet_20_link" text:visited-style-name="Visited_20_Internet_20_Link">déictiques</text:a>. En tout, nous pouvons énumérer cinq types de déictiques</text:p>
      <text:list xml:id="list3017560263" text:style-name="L6">
        <text:list-item>
          <text:p text:style-name="P24">Déictiques personnels: ce sont des outils de grammaticalisation des marques de personne dans une situation d'énonciation correspondant aux participants. Nous pouvons placer dans cette catégorie les déictiques « je », « tu », « nous », « vous » et « on ». Pour ce dernier, peu importe le fait qu'il n'est pas covalent avec un emploi de la troisième personne car il peut englober aussi bien des référents qui, en discours « défini », prendraient les marques de la première et de la deuxième personne du pluriel et/ou du singulier. </text:p>
        </text:list-item>
        <text:list-item>
          <text:p text:style-name="P24">Déictiques temporels: ce sont des marqueurs de temps qui situent l'énoncé par rapport au moment de l'énonciation. (Exemples : « aujourd'hui », « il y a trois jours », « cet automne ».) </text:p>
        </text:list-item>
        <text:list-item>
          <text:p text:style-name="P24">Déictiques spatiaux : ce sont des marqueurs de lieu qui situent l'énoncé par rapport au moment de l'énonciation. (Exemples : « ici », « là ».) </text:p>
        </text:list-item>
        <text:list-item>
          <text:p text:style-name="P24">Déictiques discursifs : Quelques exemples : « <text:span text:style-name="T1">ça, ci-dessus, ledit citoyen, cette histoire, par la présente, dans le développement subséquent, ce dont au sujet duquel j't'avons causé hier soir</text:span>. »<text:bookmark text:name="cite_ref-2"/><text:a xlink:type="simple" xlink:href="https://fr.wikipedia.org/wiki/Pragmatique_%28linguistique%29#cite_note-2" text:style-name="Internet_20_link" text:visited-style-name="Visited_20_Internet_20_Link">2</text:a> </text:p>
        </text:list-item>
        <text:list-item>
          <text:p text:style-name="P18">Déictiques sociaux (en relation étroite avec les déictiques de la personne): Quelques exemples : « <text:span text:style-name="T1">votre altesse, mon cher collègue, la grande bonté dont votre excellence a su faire preuve en de semblables circonstances</text:span>. »<text:bookmark text:name="cite_ref-3"/><text:a xlink:type="simple" xlink:href="https://fr.wikipedia.org/wiki/Pragmatique_%28linguistique%29#cite_note-3" text:style-name="Internet_20_link" text:visited-style-name="Visited_20_Internet_20_Link">3</text:a> </text:p>
        </text:list-item>
      </text:list>
      <text:p text:style-name="Text_20_body">Outre ces déictiques, on peut aussi citer les <text:a xlink:type="simple" xlink:href="https://fr.wikipedia.org/wiki/Implicatures_conversationnelles" text:style-name="Internet_20_link" text:visited-style-name="Visited_20_Internet_20_Link">implicatures conversationnelles</text:a>, lorsque la signification d'un énoncé dépend de quelque chose qui est impliqué par le contexte (et non simplement <text:a xlink:type="simple" xlink:href="https://fr.wikipedia.org/wiki/Présupposition" text:style-name="Internet_20_link" text:visited-style-name="Visited_20_Internet_20_Link">présupposé</text:a> par l'énoncé lui-même).</text:p>
      <text:p text:style-name="Text_20_body">Littéralement, <text:a xlink:type="simple" xlink:href="https://fr.wikipedia.org/wiki/Cotexte" text:style-name="Internet_20_link" text:visited-style-name="Visited_20_Internet_20_Link"><text:span text:style-name="T1">cotexte</text:span></text:a> signifie le texte autour d'un énoncé. D'un point de vue cognitif et conversationnel, le cotexte peut être défini comme l'interprétation des énoncés immédiatement précédents, servant ainsi de prémisse à la production d'un énoncé donné. Les phénomènes cotextuels renvoient pour leur part aux liens des différents énoncés entre eux (<text:a xlink:type="simple" xlink:href="https://fr.wikipedia.org/wiki/Cohésion" text:style-name="Internet_20_link" text:visited-style-name="Visited_20_Internet_20_Link">cohésion</text:a>, <text:a xlink:type="simple" xlink:href="https://fr.wikipedia.org/wiki/Anaphore_%28grammaire%29" text:style-name="Internet_20_link" text:visited-style-name="Visited_20_Internet_20_Link">anaphore</text:a>...).</text:p>
      <text:p text:style-name="P1"/>
      <text:p text:style-name="P1"/>
      <text:p text:style-name="P11">La <text:a xlink:type="simple" xlink:href="https://fr.wikipedia.org/wiki/Linguistique" text:style-name="Internet_20_link" text:visited-style-name="Visited_20_Internet_20_Link">linguistique</text:a>, étant une « science empirique » qui s’occupe des faits fournis par l’expérience, se définit par :</text:p>
      <text:list xml:id="list2464111744" text:style-name="L2">
        <text:list-item>
          <text:p text:style-name="P20"><text:soft-page-break/>la partie de la réalité qu’elle étudie, à savoir le <text:a xlink:type="simple" xlink:href="https://fr.wikipedia.org/wiki/Langage" text:style-name="Internet_20_link" text:visited-style-name="Visited_20_Internet_20_Link">langage</text:a> articulé des êtres humains ; </text:p>
        </text:list-item>
        <text:list-item>
          <text:p text:style-name="P20">les connaissances scientifiques qu’on a sur ce domaine </text:p>
        </text:list-item>
        <text:list-item>
          <text:p text:style-name="P10">les méthodes permettant de construire ces connaissances scientifiques, puis de les apprécier, c’est-à-dire de déceler leurs qualités et leurs insuffisances. </text:p>
        </text:list-item>
      </text:list>
      <text:p text:style-name="P1"/>
      <text:h text:style-name="P6" text:outline-level="3"><text:bookmark text:name=".C3.89nonc.C3.A9_et_.C3.A9nonciation"/>Énoncé et énonciation</text:h>
      <text:p text:style-name="P12"/>
      <text:p text:style-name="P11">Parmi les linguistes français, <text:a xlink:type="simple" xlink:href="https://fr.wikipedia.org/wiki/Émile_Benveniste" text:style-name="Internet_20_link" text:visited-style-name="Visited_20_Internet_20_Link">Émile Benveniste</text:a> (<text:a xlink:type="simple" xlink:href="https://fr.wikipedia.org/wiki/1902" text:style-name="Internet_20_link" text:visited-style-name="Visited_20_Internet_20_Link">1902</text:a>-<text:a xlink:type="simple" xlink:href="https://fr.wikipedia.org/wiki/1976" text:style-name="Internet_20_link" text:visited-style-name="Visited_20_Internet_20_Link">1976</text:a>) paraît avoir été le premier à relever systématiquement dans ses articles des faits analogues à ceux que d’autres ont, à la même époque ou plus tard, rangés sous la rubrique « pragmatique ». On lui attribue tout du moins et avec raison, le mérite d’avoir clairement séparé l’énoncé et l’énonciation et d'avoir souligné l’intérêt d’étudier cette dernière.</text:p>
      <text:p text:style-name="Text_20_body">Utilisons une <text:a xlink:type="simple" xlink:href="https://fr.wikipedia.org/wiki/Métaphore" text:style-name="Internet_20_link" text:visited-style-name="Visited_20_Internet_20_Link">métaphore</text:a> éclairante : dans la fabrication des objets, on ne doit pas confondre la production, le produit, son utilisation, sans compter le(s) producteur(s) et le(s) utilisateur(s). De même, à propos du langage, il convient de distinguer l’acte par lequel on produit un énoncé, l’énoncé lui-même (« matériel » puisqu’on peut l’enregistrer), l’acte par lequel on le comprend, mais aussi l’énonciateur qui le produit, le ou les destinataires qui le comprennent. La comparaison avec la fabrication des objets matériels s’arrête là, car l’activité langagière comporte l’affectation de sens dont nous avons parlé et à quoi rien ne correspond dans les domaines non <text:a xlink:type="simple" xlink:href="https://fr.wikipedia.org/wiki/Sémiotique" text:style-name="Internet_20_link" text:visited-style-name="Visited_20_Internet_20_Link">sémiotiques</text:a>.</text:p>
      <text:p text:style-name="P1"/>
      <text:p text:style-name="P1"/>
      <text:p text:style-name="P1"/>
      <text:h text:style-name="P3" text:outline-level="3"><text:bookmark text:name="La_deixis"/>La <text:a xlink:type="simple" xlink:href="https://fr.wikipedia.org/wiki/Deixis" text:style-name="Internet_20_link" text:visited-style-name="Visited_20_Internet_20_Link">deixis</text:a> <text:span text:style-name="T2">(→ nom ? : « dexit » ou « pragma » ? )</text:span></text:h>
      <text:p text:style-name="P2">Très schématiquement, on peut dire que tout locuteur, en prenant la parole, établit un ensemble de trois coordonnées (<text:span text:style-name="T1">ego - nunc - hic</text:span>, dit-on avec des mots latins) liées à la situation d’énonciation et manifestées par les déictiques. Il fixe ainsi :</text:p>
      <text:list xml:id="list1186096792" text:style-name="L1">
        <text:list-item>
          <text:p text:style-name="P19">un repère subjectif, la « première personne », le <text:span text:style-name="T1">je</text:span> (<text:span text:style-name="T1">ego</text:span> en latin), par rapport auquel se déterminent d’une part la « deuxième personne », c’est-à-dire le destinataire de l’énoncé, donc <text:span text:style-name="T1">tu</text:span> (ou <text:span text:style-name="T1">vous</text:span>), d’autre part le reste, ce ou ceux qui ne participent pas au dialogue, mais dont on parle, la « troisième personne » (la personne absente, disent les grammaires arabes) ; </text:p>
        </text:list-item>
        <text:list-item>
          <text:p text:style-name="P19">un repère temporel, le <text:span text:style-name="T1">maintenant</text:span> (<text:span text:style-name="T1">nunc</text:span> en latin), moment de l’énonciation, soit un présent avant et après lequel se situent respectivement le passé et l’avenir ; </text:p>
        </text:list-item>
        <text:list-item>
          <text:p text:style-name="P9">un repère spatial, le <text:span text:style-name="T1">ici</text:span> (<text:span text:style-name="T1">hic</text:span> en latin), c’est-à-dire l’endroit où se trouve l’énonciateur, ce qui permet de définir la proximité et l’éloignement. </text:p>
        </text:list-item>
      </text:list>
      <text:p text:style-name="P13"/>
      <text:h text:style-name="P7" text:outline-level="3"><text:bookmark text:name="L.E2.80.99.C3.A9nonciateur"/>L’énonciateur</text:h>
      <text:p text:style-name="P13">Ainsi s’établit une sorte de hiérarchie fonctionnelle, où l’<text:a xlink:type="simple" xlink:href="https://fr.wikipedia.org/w/index.php?title=Énonciateur&amp;action=edit&amp;redlink=1" text:style-name="Internet_20_link" text:visited-style-name="Visited_20_Internet_20_Link">énonciateur</text:a> bénéficie sur le destinataire d’un privilège très net. L’énonciateur a en effet, au moins momentanément (tant qu’il a la parole), l’initiative ; le <text:a xlink:type="simple" xlink:href="https://fr.wikipedia.org/wiki/Destinataire" text:style-name="Internet_20_link" text:visited-style-name="Visited_20_Internet_20_Link">destinataire</text:a> ne peut qu’essayer de le suivre. Une analyse attentive fait d’ailleurs <text:soft-page-break/>apparaître l’importance qu’a dans le langage la « <text:a xlink:type="simple" xlink:href="https://fr.wikipedia.org/wiki/Subjectivité" text:style-name="Internet_20_link" text:visited-style-name="Visited_20_Internet_20_Link">subjectivité</text:a> », c’est-à-dire le rôle qui revient au sujet parlant (où écrivant) : non seulement, comme on vient de le voir, il occupe grammaticalement un rôle central, mais encore c’est lui qui infléchit le cours du <text:a xlink:type="simple" xlink:href="https://fr.wikipedia.org/wiki/Dialogue" text:style-name="Internet_20_link" text:visited-style-name="Visited_20_Internet_20_Link">dialogue</text:a>, choisit ce qui est dit et la façon de le dire, peut donner ses jugement, pourtant personnels, comme des évidences, tend ou détend l’atmosphère, etc. Cet avantage l’autorise même, quand il est à court d’arguments valables, à en invoquer un qui est au fond absurde, mais qui révèle bien une dominance provisoire : « Puisque je te le dis… » On comprend que l’<text:a xlink:type="simple" xlink:href="https://fr.wikipedia.org/wiki/Interlocuteur" text:style-name="Internet_20_link" text:visited-style-name="Visited_20_Internet_20_Link">interlocuteur</text:a> ait intérêt à ne pas demeurer trop longtemps dans la condition d’<text:a xlink:type="simple" xlink:href="https://fr.wikipedia.org/wiki/Auditeur" text:style-name="Internet_20_link" text:visited-style-name="Visited_20_Internet_20_Link">auditeur</text:a> et à prendre lui-même à son tour la parole. Celui qui reste trop souvent muet a vite conscience de son état d’infériorité.</text:p>
      <text:p text:style-name="Text_20_body">Cependant, qui est <text:span text:style-name="T1">je</text:span> ? Cette question paraît comporter une réponse évidente, mais ce n’est pas le cas. Voyons en effet qui <text:span text:style-name="T1">je</text:span> peut désigner en dehors du sujet parlant. On passera rapidement sur certains cas souvent évoqués comme le <text:a xlink:type="simple" xlink:href="https://fr.wikipedia.org/wiki/Discours_rapporté" text:style-name="Internet_20_link" text:visited-style-name="Visited_20_Internet_20_Link">discours rapporté</text:a> au style direct. Rapportant ou faisant comme s’il rapportait les paroles d’autrui, le <text:a xlink:type="simple" xlink:href="https://fr.wikipedia.org/wiki/Locuteur" text:style-name="Internet_20_link" text:visited-style-name="Visited_20_Internet_20_Link">locuteur</text:a> peut répéter le <text:span text:style-name="T1">je</text:span> de cette tierce personne ; on a alors une <text:span text:style-name="T1">citation</text:span> ou <text:span text:style-name="T1">mention</text:span>, que l’usage à l’écrit est de mettre entre guillemets (<text:span text:style-name="T1">Il m’a dit : « Je viendrai »</text:span>, exemple où les deux pronoms de première personne <text:span text:style-name="T1">me</text:span> et <text:span text:style-name="T1">je</text:span> ne visent pas le même individu, mais où <text:span text:style-name="T1">il</text:span> et <text:span text:style-name="T1">je</text:span> ont même référence). Moins connu et pourtant usuel est ce qu'on peut appeler le « discours anticipé », où le locuteur formule par avance les paroles que son auditeur doit prononcer. Ainsi un président de tribunal invitera en ces termes chaque témoin à prêter serment : <text:span text:style-name="T1">Dites : « Je le jure »</text:span>. Il peut encore arriver qu’on s’adresse à un indiscret en lui disant <text:span text:style-name="T1">De quoi je me mêle ?</text:span>, ce qui constitue une sorte d’agression verbale, où l'on s’empare illégitimement, sinon du moi d’autrui, au moins du déictique le désignant.</text:p>
      <text:p text:style-name="Text_20_body">En fait, <text:span text:style-name="T1">je</text:span> renvoie aussi à l’énonciateur et, malgré les apparences, ce terme d’énonciateur, avec lequel le terme de locuteur (ou de <text:a xlink:type="simple" xlink:href="https://fr.wikipedia.org/wiki/Scripteur_%28communication%29" text:style-name="Internet_20_link" text:visited-style-name="Visited_20_Internet_20_Link">scripteur</text:a>) a l’air de faire double emploi, ne désigne pas toujours la même personne que lui. L’énonciateur est le responsable du discours tenu, bien plutôt que le sujet parlant ou écrivant. C’est seulement dans la mesure où le plus souvent le responsable et le locuteur effectif s’identifient que cette double référence de <text:span text:style-name="T1">je</text:span> ne pose pas de problème. D’autre part, on devra éviter la confusion entre la notion <text:span text:style-name="T1">linguistique</text:span> de « sujet parlant », ou de subjectivité, et la notion <text:span text:style-name="T1">philosophique</text:span> ou <text:span text:style-name="T1">psychologique</text:span> de « sujet », même si, au moment de l’<text:a xlink:type="simple" xlink:href="https://fr.wikipedia.org/wiki/Acquisition_du_langage" text:style-name="Internet_20_link" text:visited-style-name="Visited_20_Internet_20_Link">apprentissage du langage</text:a>, l’assimilation du système déictique contribue sans aucun doute à la constitution du sujet psychologique.</text:p>
      <text:p text:style-name="Text_20_body">Il faut donc être conscient des difficultés que soulève la notion d’énonciation. Il arrive, plus souvent qu’on ne pourrait le croire, que l’énonciateur soit incertain ou même multiple. Il est incertain, par exemple, quand le locuteur ou le scripteur n’est manifestement qu’un porte-parole, mais qu’il n’est pas précisé un porte parole de qui. C’est de plus en plus fréquent dans le monde contemporain, où nous sommes assaillis de messages impératifs véhiculés par des machines, des haut-parleurs, des affiches sans que l’autorité responsable soit nommée.</text:p>
      <text:p text:style-name="Text_20_body">Il est multiple, auquel cas on parle de <text:a xlink:type="simple" xlink:href="https://fr.wikipedia.org/w/index.php?title=Polyphonie_%28linguistique%29&amp;action=edit&amp;redlink=1" text:style-name="Internet_20_link" text:visited-style-name="Visited_20_Internet_20_Link">polyphonie</text:a> chaque fois que, dans un énoncé, la responsabilité de ce qui est dit incombe à plusieurs instances. Ainsi le locuteur qui cite un proverbe à l’appui d’une appréciation le prend à son compte, mais en même temps il rappelle que ce n’est pas lui qui l’a inventé, si bien que l’opinion commune, la <text:a xlink:type="simple" xlink:href="https://fr.wikipedia.org/wiki/Doxa" text:style-name="Internet_20_link" text:visited-style-name="Visited_20_Internet_20_Link">doxa</text:a>, se trouve également en cause : elle est ainsi associée au locuteur dans la responsabilité de l’énonciation.</text:p>
      <text:p text:style-name="Text_20_body"><text:soft-page-break/>Il faut donc prendre garde aux simplifications abusives, qui enfermeraient le fonctionnement langagier dans le cadre déictique étroitement conçu. Le langage est plus subtil, il permet d’autres effets. Toutefois, ce sont des effets indirects, qui ne remettent pas en cause ce qui a été dit sur les bases de la deixis. De l’examen des déictiques et de la constatation de leur fréquence, on pourra donc tirer la conclusion que les langues sont faites avant tout pour fonctionner « en situation ». Comme le langage est un jeu qui se joue normalement à deux (ou davantage), la conversation face à face, le dialogue, semble bien le plus typique de ses modes d’utilisation. Il en autorise d’autres, comme l’écriture, le <text:a xlink:type="simple" xlink:href="https://fr.wikipedia.org/wiki/Monologue" text:style-name="Internet_20_link" text:visited-style-name="Visited_20_Internet_20_Link">monologue</text:a>, le discours unilatéral, mais ils ne sont pas aussi fondamentaux et ils comportent, ne serait-ce que par le recours aux temps verbaux, eux-mêmes déictiques comme on l'a vu, des éléments dont l’origine est certainement à chercher dans les emplois conversationnels. C’est pourquoi les pragmaticiens mettent volontiers l’accent sur le langage « ordinaire », celui de l’usage quotidien.</text:p>
      <text:p text:style-name="P13"/>
      <text:h text:style-name="P8" text:outline-level="3"><text:bookmark text:name="Classification"/>Classification</text:h>
      <text:p text:style-name="Text_20_body">Austin, après avoir étudié les actes accomplis grâce aux énoncés « performatifs », qui, dans le langage, lui paraissaient les plus dignes d’intérêt, s’est aperçu que le terme même d’acte était extrêmement extensible et il a proposé une classification englobante. Il propose d’appeler « locutoires » une première série d’actes, ceux sans lesquels il n’y aurait aucune mise en œuvre du langage : par exemple concevoir des phrases, choisir des mots, les ordonner en phrases, leur attribuer du sens, les prononcer ou les écrire, les entendre ou les lire, les comprendre, etc. Il s’agit ici des formes multiples que prend l’activité langagière dans l’organisme humain (rappelons que nous avons accepté de considérer comme organique ce qui est d’ordre psychologique aussi bien que ce qui est d’ordre musculaire ou sensoriel).</text:p>
      <text:p text:style-name="Text_20_body">La seconde catégorie est celle des actes « illocutoires », c’est-à-dire des actes contenus dans le langage. Avec le langage, on peut en effet accomplir une multitude d’actions, si nombreuses que nul n’en a établi une liste complète : décrire, interroger, répondre, ordonner, juger, promettre, prêter serment, certifier, parier, s’excuser, pardonner, condamner, féliciter, blâmer, remercier, saluer, inviter, insulter, menacer, argumenter, conclure, avouer, présenter une enquête, nommer à un poste, etc. Les actes illocutoires vont donc bien au-delà de la simple description du réel à laquelle on s’intéressait classiquement. Décrire n’est qu’une des activités que permet le langage.</text:p>
      <text:p text:style-name="Text_20_body">La notion d’acte illocutoire est assez proche de celle de sens, mais seulement à condition que cette dernière ne soit pas étroitement conçue. Le sens doit englober non seulement ce qu’on appelle couramment, d’un mot imagé, le « contenu », disons le sens des mots, mais aussi la « force illocutoire » de l’énoncé, autrement dit l’acte ou les actes illocutoires que dans « une énonciation donnée », il sert à accomplir. Car « un même énoncé peut avoir des forces illocutoires différentes selon les énonciations ».</text:p>
      <text:p text:style-name="Text_20_body">Certains des actes évoqués ici impliquent forcément le recours au langage, ils sont donc toujours illocutoires. Ainsi, il est difficile de promettre autrement qu’en se servant de mots. Au contraire, pour d’autres, on a le choix : on peut saluer en disant « Bonjour » ou « Salut », donc en accomplissant un acte illocutoire, mais, tout aussi bien, en faisant un geste (embrasser, serrer la main, retirer son chapeau…) ou encore, en recourant à la fois à une formule et à un geste (serrer la <text:soft-page-break/>main et dire « Bonjour »). Cette remarque corrobore la légitimité du rapprochement qu’ont effectué les pragmaticiens entre langage et action.</text:p>
      <text:p text:style-name="Text_20_body">La troisième et dernière catégorie vise les actes « perlocutoires », tous ceux, en nombre indéterminé, qu’on cherche ou qu’on peut chercher à accomplir au moyen du langage : faire comprendre, persuader, consoler, instruire, tromper, intéresser, impressionner, mettre en colère, calmer, faire peur, rassurer, se concilier, influencer, troubler, etc. Ici encore, certains des actes ne peuvent guère être réalisés que par la voie langagière, ainsi ceux de persuader ou d’instruire, alors que d’autres peuvent s’obtenir aussi bien ou mieux par d’autres moyens, par exemple faire peur.</text:p>
      <text:p text:style-name="Text_20_body">Entre les actes illocutoires et les perlocutoires, la distinction est parfois assez délicate. On serait tenté de définir les premiers comme les actes de langage qui ne peuvent échouer, justement parce qu’ils sont inséparables du langage : si, selon une formule familière aux pragmaticiens, dire c’est faire, il suffit d’avoir dit pour avoir fait. Ainsi la promesse est constituée dès qu’on a émis les paroles convenables (par exemple ‘je promets’) et il faut alors la distinguer de son exécution : sera-t-elle tenue ou non, c’est, en effet, une toute autre question. De même un ordre est donné dès qu’on a dit ‘j’ordonne’, même si, ensuite, il n’est pas exécuté : ordonner, c’est-à-dire exiger l’obéissance, est un acte illocutoire, tandis qu’obtenir cette obéissance ne l’est pas ; c’est ou ce peut être (car il existe pour l’obtenir d’autres moyens que le langage) un acte perlocutoire. Les actes perlocutoires, de leur côté, connaissent donc couramment l’échec, comme la plupart des autres activités humaines.</text:p>
      <text:p text:style-name="Text_20_body">Malheureusement, ce critère un peu simpliste ne fonctionne pas toujours. De nombreux actes illocutoires ne peuvent être valablement accomplis que par des personnes qualifiées et placées dans une situation bien déterminée et pas par n’importe qui, ni dans n’importe quelle circonstance. Ils sont alors – on dit en pragmatique – soumis à des conditions de réussite. (en anglais « felicity »). Voici des exemples. Décréter fait partie des actes illocutoires : un décret se présente sous la forme d’un document écrit. Mais seuls sont en état de décréter des gens investis d’une autorité particulière, président de la République ou ministres. Et encore faut-il qu’ils se mettent dans les conditions de validité requises : ainsi certains décrets présidentiels ne sont-ils valables que contresignés par le Premier ministre. De même une nomination (‘M. Untel est nommé directeur de tel service’) ne peut être faite que par une personne qui en a le pouvoir. De nombreux actes illocutoires – mais pas tous – dépendent donc d’un cadre juridico-social approprié.</text:p>
      <text:p text:style-name="P14"/>
      <text:h text:style-name="P8" text:outline-level="3"><text:bookmark text:name="L.E2.80.99argumentation"/>L’argumentation</text:h>
      <text:p text:style-name="P14"/>
      <text:h text:style-name="P8" text:outline-level="3"><text:bookmark text:name="La_performativit.C3.A9"/>La performativité</text:h>
      <text:p text:style-name="P14">Parmi les énoncés performatifs (c’est-à-dire, sinon performants, à tout le moins susceptibles de l’être), on peut distinguer :</text:p>
      <text:list xml:id="list2296530391" text:style-name="L3">
        <text:list-item>
          <text:p text:style-name="P21">les énoncés à « performativité lexicalement dénommée » : donc ceux qui comprennent un verbe performatif (type « J’accepte ») ou, mais bien plus rarement, du moins en français, un mot d’une autre classe désignant l’acte accompli (par exemple « Rectification ! » pour indiquer qu’on modifie ce qu’on vient de dire) ; </text:p>
        </text:list-item>
        <text:list-item>
          <text:p text:style-name="P21"><text:soft-page-break/>les énoncés à « performativité indiquée autrement » : cette indication peut consister en un procédé grammatical, ainsi l’usage du mode impératif pour inciter l’auditeur à faire telle ou telle chose, de la tournure interrogative utilisée pour poser une question ; mais il existe aussi des interjections spécialisées : « chut ! » demande le silence, « halte ! » constitue une injonction pour s’arrêter, « bis » peut inviter à donner une nouvelle exécution d’un morceau de musique ou d’un spectacle, etc. </text:p>
        </text:list-item>
        <text:list-item>
          <text:p text:style-name="P15">les énoncés à « performativité non exprimée » : ils sont de types très variés, allant des <text:a xlink:type="simple" xlink:href="https://fr.wikipedia.org/wiki/Phrase#Phrase_d.C3.A9clarative" text:style-name="Internet_20_link" text:visited-style-name="Visited_20_Internet_20_Link">énoncés déclaratifs</text:a> comme « J’irai » examiné plus haut jusqu’à des formules toutes faites (« Pardon », pour demander pardon ; « Faute ! » au tennis pour signaler qu’on juge qu’une faute a été commise, etc.), en passant par les fausses interrogations comme « Pouvez-vous me passer le sel ? » où il s’agit en réalité d’une requête : l’interlocuteur est sollicité de passer le sel. « Ici ! » peut indifféremment être une réponse à une question, donc descriptif, une exclamation ou un ordre d’une énergique brièveté – l’intonation pouvant marquer la différence. </text:p>
        </text:list-item>
      </text:list>
      <text:p text:style-name="P14"/>
      <text:h text:style-name="P8" text:outline-level="3"><text:bookmark text:name="Le_sens"/>Le sens</text:h>
      <text:p text:style-name="P14"/>
      <text:p text:style-name="P14">le <text:span text:style-name="T1">sens conventionnel des mots</text:span>, décrit dans les dictionnaires, relève de la sémantique classique, de même que la <text:span text:style-name="T1">combinatoire</text:span> permettant d’attribuer à la phase un sens global à partir de celui des mots. </text:p>
      <text:list xml:id="list4249608470" text:style-name="L5">
        <text:list-item>
          <text:p text:style-name="P23">les problèmes posés par la <text:span text:style-name="T1">référence</text:span>, autrement dit la question des rapports entre les énoncés et leurs éléments d’une part, les constituants de la réalité d’autre part, sont loin d’être complètement éclaircis ; ils paraissent à peu près du même ordre pour tous les énoncés, performatifs ou non. Il faut cependant souligner que les énoncés performatifs, dans la mesure où ils évoquent non seulement la réalité ou les représentations que nous en avons, mais encore soit du purement imaginaire, soit ce qu’on voudrait voir se produire, contribuent aux difficultés de la sémantique. </text:p>
        </text:list-item>
        <text:list-item>
          <text:p text:style-name="P23">il faut distinguer le sens <text:span text:style-name="T1">posé</text:span>, qui est à peu près le sens conventionnel, le contenu des mots, du sens <text:span text:style-name="T1">présupposé</text:span> ; le critère étant qu’en général, et contrairement au sens posé, les présupposés ne sont pas modifiés quand l’énoncé prend une forme <text:a xlink:type="simple" xlink:href="https://fr.wikipedia.org/wiki/Négation_%28linguistique%29" text:style-name="Internet_20_link" text:visited-style-name="Visited_20_Internet_20_Link">négative</text:a> ou interrogative. À cette paire, on avait ajouté l’<text:span text:style-name="T1">implicite</text:span>, ou en un terme plus imagé, le « non-dit ». (La terminologie n’étant guère fixée, on parle aussi, par exemple, de « sous-entendus » ou d'« inférences », les définitions et les usages pouvant varier sensiblement). </text:p>
        </text:list-item>
        <text:list-item>
          <text:p text:style-name="P17">il y a lieu également de prendre en compte la <text:span text:style-name="T1">force illocutoire</text:span>, alors qu’elle n’est pas toujours, loin de là, signifiée expressément par un mot ou une expression. </text:p>
        </text:list-item>
      </text:list>
      <text:p text:style-name="P14"/>
      <text:p text:style-name="P14">la compétence linguistique ; </text:p>
      <text:list xml:id="list3231865265" text:style-name="L4">
        <text:list-item>
          <text:p text:style-name="P22">la compétence encyclopédique ; </text:p>
        </text:list-item>
        <text:list-item>
          <text:p text:style-name="P22">la compétence logique ; </text:p>
        </text:list-item>
        <text:list-item>
          <text:p text:style-name="P16">la compétence rhétorico-pragmatique. </text:p>
        </text:list-item>
      </text:list>
      <text:h text:style-name="P8" text:outline-level="3"><text:bookmark text:name="Les_lois_du_discours"/><text:soft-page-break/>Les lois du discours</text:h>
      <text:p text:style-name="P14">sincérité  </text:p>
      <text:p text:style-name="P14">intérêt  </text:p>
      <text:p text:style-name="P13"><text:span text:style-name="T3">informativité</text:span>  </text:p>
      <text:p text:style-name="P13"><text:span text:style-name="T3">rappeler des choses déjà sues</text:span> (redondance) </text:p>
      <text:p text:style-name="P13"><text:span text:style-name="T3">exhaustivité</text:span>  </text:p>
      <text:p text:style-name="P13">Enumérons-en plusieurs, en nous inspirant des analyses d’Oswald Ducrot, qui leur donne ce nom. Elles expliquent le choix d’une expression ou d’un sujet plutôt que d’un autre, mais guident aussi l’auditeur dans sa reconstitution du sens, car le locuteur, censé les respecter, n’est pas libre d’affecter à un énoncé un sens qui les enfreindrait. Ces lois sont en effet des sortes de conventions, analogues aux règles d’un jeu : qui prend part au jeu en accepte les règles, sinon il se rend coupable de tricherie. De même, qui se sert du langage se soumet à ses lois, sous peine de se marginaliser.</text:p>
      <text:p text:style-name="Text_20_body">La première est la loi de la « <text:span text:style-name="T3">sincérité</text:span> ». On est tenu de ne dire que ce qu’on croit vrai et même que ce qu’on a des raisons suffisantes de tenir pour tel. Autrement, on s’expose à l’accusation de parler à la légère. Sans cette convention, aucune espèce de communication, même le mensonge, ne serait possible, puisque l’auditeur n’accorderait a priori aucune confiance au locuteur. Apparemment, cette loi va de soi. Mais elle ne vaut que dans la mesure où le langage a une fonction descriptive. Lorsque la fonction est autre, par exemple dans un roman, où les descriptions sont, par convention, illusoires, elle est sans objet. Il est donc normal que certains indices révèlent au destinataire si oui ou non elle s’applique. C’est bien pourquoi on fait souvent figurer les indications « Roman » ou « Nouvelle » sur la couverture des livres qui appartiennent à ces genres. Mais comme la littérature d’imagination est aujourd’hui dominante, on se dispense souvent de les donner. Il y a donc des possibilités de méprise, en particulier à l’oral où les indices, à supposer qu’ils existent, sont de toute façon plus fugitifs. La plaisanterie, dont le sel consiste à « faire comme si » ce qu’on disait était vrai alors que ce ne l’est pas, consiste de ce point de vue un domaine à haut risque : l’auditeur peut prendre l’énoncé « au sérieux », ce qui entraine de fâcheux quiproquos.</text:p>
      <text:p text:style-name="Text_20_body">En second lieu, le fonctionnement du langage est soumis à une loi d’« <text:span text:style-name="T3">intérêt</text:span> », selon laquelle on n’est en droit de parler à quelqu’un que de ce qui est susceptible de l’intéresser. Ainsi s’expliquerait la difficulté d’engager la conversation avec un inconnu : on ne sait pas quel sujet aborder avec lui sans violer la convention d’intérêt. Aussi existe-t-il des sujets passe-partout, censés intéresser tout le monde et bien commodes pour nouer connaissance, le temps qu’il fait par exemple. Tout le monde est concerné par le chaud, le froid, la pluie, le soleil… Mais, il est des privilégiés qui échappent à cette existence. Ce sont les dépositaires de l’autorité, dont la parole s’impose à tous comme si elle était de soi intéressante. C’est ainsi que les enseignants, en tant que représentants qualifiés de la société, ont droit à la parole devant leur auditoire scolaire. Si, à ce qu’ils disent, celui-ci ne prend pas effectivement intérêt, il n’a d’autres ressources que de penser à autre chose ou de donner un exutoire à son mécontentement sous forme de chahut.</text:p>
      <text:p text:style-name="Text_20_body">À peu près tous les « principes » qu’on peut invoquer connaissent, en effet, des exceptions, qu’on ne peut expliquer qu’en recourant à d’autres principes, parfois, on le verra, franchement contradictoires. Ainsi en est-il justement de la loi d'« <text:span text:style-name="T3">informativité</text:span> ». D’après elle, un énoncé doit <text:soft-page-break/>apporter à son destinataire des informations qu’il ignore. Sinon, le locuteur s’expose à des ripostes du type « Je le sais déjà » ou « Tu ne m’apprends rien ». Pourtant, en parlant de la pluie et du beau temps, on n’enseigne généralement rien à son interlocuteur. Tout se passe comme si devant une urgente obligation de parler et devant la nécessité de satisfaire les principes régissant la parole, on donnait la priorité à la convention d’intérêt sur la convention d’informativité.</text:p>
      <text:p text:style-name="Text_20_body">Par ailleurs, un énoncé bien formé, s’il doit contenir de l’information neuve, doit aussi <text:span text:style-name="T3">rappeler des choses déjà sues</text:span> (redondance). Dans le cas contraire, il semble que la trop grande information, dépassant les capacités d’assimilation de l’auditeur, gêne la compréhension. Les linguistes ont distingué à ce point de vue dans tout énoncé le « thème » et le « rhème » (on dit aussi, au lieu de rhème, « focus » ou « propos »), le thème reprenant le déjà connu et le rhème constituant l’apport original exigé par le principe d’information. Si on met en parallèle le point de vue énonciatif et le point de vue grammatical, on constate que, dans les langues à sujet comme le français, il y a affinité entre la partie sujet et le thème, la partie prédicative et le rhème.</text:p>
      <text:p text:style-name="Text_20_body">D’autre part, l’expression de l’information semble obéir à une loi dite d'« <text:span text:style-name="T3">exhaustivité</text:span> », stipulant que le locuteur est tenu de donner, dans un domaine donné, l’information maximale compatible avec la vérité. Entendant dire quelqu’un qu’il a trois enfants, on comprendra qu’il n’en a pas quatre, ce qui pourtant n’est pas explicite. Or, il existe un procédé exactement inverse, celui de la « <text:a xlink:type="simple" xlink:href="https://fr.wikipedia.org/wiki/Litote" text:style-name="Internet_20_link" text:visited-style-name="Visited_20_Internet_20_Link">litote</text:a> ». La litote consiste à dire moins qu’on ne veut laisser entendre. Ainsi, dans <text:a xlink:type="simple" xlink:href="https://fr.wikipedia.org/wiki/Le_Cid_%28Corneille%29" text:style-name="Internet_20_link" text:visited-style-name="Visited_20_Internet_20_Link">Le Cid</text:a>, Chimène adresse à Rodrigue un « Va, je ne te hais point » qui en réalité signifie qu’elle l’aime, et qu’il comprend ainsi ; un tel énoncé signifierait qu’il lui est indifférent, si c’était la loi d’exhaustivité qui s’appliquait. Mais on est loin encore d’avoir répertorié tous les mécanismes expliquant pourquoi parmi ces lois c’est tantôt l’une tantôt l’autre qui s’applique. De même, à ce jour, nul n’a fourni une liste complète des lois de discours.</text:p>
      <text:p text:style-name="P13"/>
      <text:h text:style-name="P7" text:outline-level="3"><text:bookmark text:name="Les_maximes_conversationnelles"/>Les maximes conversationnelles</text:h>
      <text:p text:style-name="P13"/>
      <text:p text:style-name="P13"/>
      <text:p text:style-name="P13">Le philosophe américain <text:a xlink:type="simple" xlink:href="https://fr.wikipedia.org/wiki/Paul_Grice" text:style-name="Internet_20_link" text:visited-style-name="Visited_20_Internet_20_Link">Paul Grice</text:a> (1913-1988) a, le premier, dégagé des « maximes conversationnelles », ressortant d'une « logique de la conversation » et auxquelles les interlocuteurs seraient tenus de se conformer. Au nombre de quatre – <text:span text:style-name="T3">quantité</text:span>, <text:span text:style-name="T3">qualité</text:span>, <text:span text:style-name="T3">pertinence</text:span> et <text:span text:style-name="T3">manière</text:span> – elles dépendraient toutes d’un principe très général de <text:span text:style-name="T3">coopération</text:span>, applicable à l’ensemble du comportement humain et donc à la conversation. Elles recoupent en partie les lois du discours décrites ci-dessus. Sous la forme que Grice leur donne, elles ont du reste un champ d’application restreint, car elles ne valent que pour les aspects descriptifs (vériconditionnels) de la conversation.</text:p>
      <text:p text:style-name="Text_20_body">Mais Grice s’est efforcé de montrer comment l’auditeur pouvait prendre appui sur elles pour déceler ce qui ne figurait pas dans un énoncé. Quand l’énoncé les enfreint, il doit supposer que l’infraction est seulement apparente, puisque autrement le locuteur n’aurait pas appliqué le principe de coopération, dont dépendent les maximes elles-mêmes. Il faudra donc chercher une hypothèse sémantique selon laquelle elles sont respectées, bien que seulement dans la mesure du possible. Si à une question sur l’adresse de quelqu’un, on répond « Il habite quelque part dans le Midi », la <text:soft-page-break/>réponse ne comporte pas toute la précision qu’exigent les maximes de quantité et de pertinence ; mais le locuteur n’en a pas dit davantage à cause de la maxime de qualité, qui oblige à n’avancer que ce qu’on sait de source assurée. Autrement dit, il a violé certaines maximes pour en respecter une autre. Et l’auditeur est fondé à considérer que le sens à reconstituer inclut d’une certaine façon « Je n’en sais pas plus »<text:bookmark text:name="cite_ref-4"/><text:a xlink:type="simple" xlink:href="https://fr.wikipedia.org/wiki/Pragmatique_%28linguistique%29#cite_note-4" text:style-name="Internet_20_link" text:visited-style-name="Visited_20_Internet_20_Link">4</text:a>.</text:p>
      <text:p text:style-name="Text_20_body">L’explication, bien sûr, n’est que partielle. Car l’énoncé aurait pu être tout aussi bien « Je ne sais pas au juste », et son interprétation n’aurait pas soulevé de problème. Pourquoi choisit-on de faire compliqué alors qu’on aurait pu faire simple ? Dans le cas examiné, on peut donner une réponse : le locuteur profite de la situation pour indiquer brièvement ce qu’il sait, même si c’est insuffisant pour satisfaire le destinataire. Dans d’autres cas, l’avantage est pour le locuteur de pouvoir éventuellement refuser la responsabilité du sens non-dit. Plus l’écart est grand entre le sens conventionnel, donc explicite et le sens indirect, donc implicite, qu’on peut prêter à l’énoncé, plus le locuteur a la possibilité d’affirmer de bonne ou de mauvaise foi, qu’il n’a pas envisagé le sous-entendu en question. Le langage offre des ressources multiples pour suggérer sans dire. Mais on ne voit pas toujours aussi clairement les raisons qui poussent à inclure dans l’énoncé du sens non-dit, au lien de s’exprimer explicitement. De toute manière, l’interprétation se fait aux risques et périls du destinataire. La nécessité où il est mis de reconstituer du sens non-dit l’oblige à une démarche plus ou moins contournée et plus ou moins incertaine. Ainsi se trouve renforcée la dominance signalée plus haut de l’énonciateur sur le destinataire. Bien que cette vision puisse encore être étudiée puisque l'on peut considérer que la réussite ou l'echec de la communication ( au sens large ) de l'énonciateur est soumise à la bonne interprétation par le destinataire. Ce qui, comme on l'a vu, peut fréquemment ne pas être le cas. Dans cette optique, c'est bien le destinataire qui est garant de l'achèvement des intentions de l'énonciateur et qui peut donc être placé dans une position dominante au sein de l'acte de communication.</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7T15:19:38.740000000</meta:creation-date>
    <dc:date>2017-09-17T17:55:43.656000000</dc:date>
    <meta:editing-duration>PT8M57S</meta:editing-duration>
    <meta:editing-cycles>7</meta:editing-cycles>
    <meta:generator>LibreOffice/5.3.3.2$Windows_x86 LibreOffice_project/3d9a8b4b4e538a85e0782bd6c2d430bafe583448</meta:generator>
    <meta:document-statistic meta:table-count="0" meta:image-count="0" meta:object-count="0" meta:page-count="9" meta:paragraph-count="70" meta:word-count="4560" meta:character-count="28041" meta:non-whitespace-character-count="23533"/>
  </office:meta>
</office:document-meta>
</file>